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ato" svg:font-family="Lato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099cm"/>
        </style:tab-stops>
      </style:paragraph-properties>
      <style:text-properties style:font-name="Lato" fo:font-style="italic" officeooo:rsid="001dc7ff" officeooo:paragraph-rsid="001dc7ff" style:font-style-asian="italic" style:font-style-complex="italic"/>
    </style:style>
    <style:style style:name="P2" style:family="paragraph" style:parent-style-name="Standard">
      <style:paragraph-properties fo:text-align="center" style:justify-single-word="false">
        <style:tab-stops>
          <style:tab-stop style:position="5.099cm"/>
        </style:tab-stops>
      </style:paragraph-properties>
      <style:text-properties style:font-name="Lato" fo:font-size="48pt" officeooo:rsid="001dc7ff" officeooo:paragraph-rsid="001dc7ff" style:font-size-asian="48pt" style:font-size-complex="48pt"/>
    </style:style>
    <style:style style:name="P3" style:family="paragraph" style:parent-style-name="Standard">
      <style:paragraph-properties fo:text-align="center" style:justify-single-word="false">
        <style:tab-stops>
          <style:tab-stop style:position="5.099cm"/>
        </style:tab-stops>
      </style:paragraph-properties>
      <style:text-properties style:font-name="Lato" fo:font-size="28pt" fo:font-style="italic" officeooo:rsid="001dc7ff" officeooo:paragraph-rsid="001dc7ff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italic" officeooo:rsid="001de4ec" officeooo:paragraph-rsid="001de4ec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italic" officeooo:rsid="001f3479" officeooo:paragraph-rsid="001f3479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italic" officeooo:rsid="00206080" officeooo:paragraph-rsid="00206080" style:font-size-asian="10.5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italic" officeooo:rsid="0022156d" officeooo:paragraph-rsid="0022156d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1dc7ff" officeooo:paragraph-rsid="001dc7ff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1de4ec" officeooo:paragraph-rsid="001de4ec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1fed10" officeooo:paragraph-rsid="001fed10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06080" officeooo:paragraph-rsid="00206080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2156d" officeooo:paragraph-rsid="0022156d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28d2b" officeooo:paragraph-rsid="00228d2b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3c4e2" officeooo:paragraph-rsid="0023c4e2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51894" officeooo:paragraph-rsid="00251894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5fb65" officeooo:paragraph-rsid="0025fb65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 fo:break-before="page">
        <style:tab-stops>
          <style:tab-stop style:position="5.099cm"/>
        </style:tab-stops>
      </style:paragraph-properties>
      <style:text-properties style:font-name="Lato" fo:font-size="12pt" fo:font-style="italic" officeooo:rsid="001dc7ff" officeooo:paragraph-rsid="001dc7ff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6af55" officeooo:paragraph-rsid="0026af55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ef53c" officeooo:paragraph-rsid="002ef53c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2f45fe" officeooo:paragraph-rsid="002f45fe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5.099cm"/>
        </style:tab-stops>
      </style:paragraph-properties>
      <style:text-properties style:font-name="Lato" fo:font-size="12pt" fo:font-style="normal" officeooo:rsid="00396f5c" officeooo:paragraph-rsid="00396f5c" style:font-size-asian="10.5pt" style:font-style-asian="normal" style:font-size-complex="12pt" style:font-style-complex="normal"/>
    </style:style>
    <style:style style:name="T1" style:family="text">
      <style:text-properties fo:font-style="italic" officeooo:rsid="001de4ec" style:font-style-asian="italic" style:font-style-complex="italic"/>
    </style:style>
    <style:style style:name="T2" style:family="text">
      <style:text-properties officeooo:rsid="00206080"/>
    </style:style>
    <style:style style:name="T3" style:family="text">
      <style:text-properties officeooo:rsid="00285404"/>
    </style:style>
    <style:style style:name="T4" style:family="text">
      <style:text-properties officeooo:rsid="00308892"/>
    </style:style>
    <style:style style:name="T5" style:family="text">
      <style:text-properties officeooo:rsid="003ae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IQ</text:p>
      <text:p text:style-name="P2"/>
      <text:p text:style-name="P3">Tidsrapport</text:p>
      <text:p text:style-name="P17">5/9</text:p>
      <text:p text:style-name="P8">Träffade Nina och fick reda på vad projektet inebar och vad det var för typ av projekt hon hade beställt. <text:span text:style-name="T1">1 timme</text:span></text:p>
      <text:p text:style-name="P9"/>
      <text:p text:style-name="P4">18/9</text:p>
      <text:p text:style-name="P9">Har försökt att sätta mig ner tidigare och jobba med projektet men har mått så himla dåligt i kroppen <text:span text:style-name="T2">samt huvudet och</text:span> har bara fått sova i nästan 2 veckor.<text:line-break/>Har satte mig ner och fått igång en server med hjälp av NodeJS. En Express-server kändes som det bästa valet. </text:p>
      <text:p text:style-name="P5">3 timmar</text:p>
      <text:p text:style-name="P5"/>
      <text:p text:style-name="P5">20/9</text:p>
      <text:p text:style-name="P10">Först vill jag arbeta med en klientsida för att ha något att bygga min back-end runt. </text:p>
      <text:p text:style-name="P10">Skapar olika views där jag jobbar med HoganJS views. De verkar vara rätt smidiga att arbeta med, och ser nästan precis ut som vanlig HTML. <text:span text:style-name="T2">Gått igenom lite dokument på hur HoganJS fungerar.</text:span></text:p>
      <text:p text:style-name="P11">Satt upp en indexsida och börjat skissa på min design</text:p>
      <text:p text:style-name="P6">4 timmar</text:p>
      <text:p text:style-name="P11"/>
      <text:p text:style-name="P7">21/9</text:p>
      <text:p text:style-name="P12">Gjort alla grundviews, som man kan komma till utan databasen i bakgrunden. Gjort ett inloggningsformulär, men ingenting är ännu kopplat till en databas.</text:p>
      <text:p text:style-name="P7">2 timmar</text:p>
      <text:p text:style-name="P11"/>
      <text:p text:style-name="P11"/>
      <text:p text:style-name="P13">25/9 </text:p>
      <text:p text:style-name="P13">Skapade min stylesheet och har börjat arbeta på att få in designen på hemsidan.</text:p>
      <text:p text:style-name="P13">CSS tycker jag inte är så samarbetsvilligt.</text:p>
      <text:p text:style-name="P13">Försöker i alla fall att sikta på något som ser någotlunda proffessionellt ut. </text:p>
      <text:p text:style-name="P13">6 timmar</text:p>
      <text:p text:style-name="P11"/>
      <text:p text:style-name="P14">27/9 </text:p>
      <text:p text:style-name="P14">Fortsatt på min CSS. Som jag skrev i förra inlägget så vill jag få det att se proffessionellt ut så har jag satsat på lite lättare animationer. </text:p>
      <text:p text:style-name="P14">Har fått det mesta så som jag vill ha det, men en del har jag kämpat med så mycket att jag struntar i den delen. </text:p>
      <text:p text:style-name="P14">5 timmar</text:p>
      <text:p text:style-name="P10"/>
      <text:p text:style-name="P15">28/9</text:p>
      <text:p text:style-name="P15">Skapat en logga till webbapplikationen som jag blev rätt nöjd med, ser fint ut att ha i alla fall.</text:p>
      <text:p text:style-name="P15">Fått in på ett snyggt sätt och också lagt till lite mer smådetaljer för att öka den visuella känslan.</text:p>
      <text:p text:style-name="P15">3 timmar.</text:p>
      <text:p text:style-name="P15"/>
      <text:p text:style-name="P16">1/9 </text:p>
      <text:p text:style-name="P16">Nu är det dags att implementera en databas för att man ska kunna logga in, och skapa konton såklart!</text:p>
      <text:p text:style-name="P16">Läst igenom dokumentation och börjat med en anslutning till en MySQL-databs.</text:p>
      <text:p text:style-name="P16">4 timmar.</text:p>
      <text:p text:style-name="P15"/>
      <text:p text:style-name="P18"><text:soft-page-break/>4/9</text:p>
      <text:p text:style-name="P18">4 timmar</text:p>
      <text:p text:style-name="P18">Databasen har allt för inloggning. Har implementerat <text:span text:style-name="T3">koppling till databasen och strulade lite med det för att den inte kopplade så ordentligt. Men hittade felet hyfsat snabbt och åtgärdade det. Känner mig ringrostig i MySQL, så det tog lite tid alltihopa.</text:span></text:p>
      <text:p text:style-name="P19"/>
      <text:p text:style-name="P19">5/9</text:p>
      <text:p text:style-name="P19">6 timmar</text:p>
      <text:p text:style-name="P19">Ville se hur mycket jag kunde få gjort innan jag skrev min nya tidsrapport på kvarvarande tiden som jag har. </text:p>
      <text:p text:style-name="P20">Lyckades implementera en inloggningsfunktion – dock ej säker inloggning. Måste fixa det samt att hasha lösenordet. <text:span text:style-name="T4">Kan även skapa konton och lägga dem i databasen men som sagt så måste jag hasha lösenorden.</text:span></text:p>
      <text:p text:style-name="P21">Föröskt att lösa allt på ett snyggt sätt. Försökt lära mig om SessionStorage också. <text:span text:style-name="T5">Ska implementera det imorgon.</text:span></text:p>
      <text:p text:style-name="P9"/>
      <text:p text:style-name="P8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ato" svg:font-family="Lato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34:01.523462408</meta:creation-date>
    <dc:date>2017-10-05T18:40:38.546982906</dc:date>
    <meta:editing-duration>PT56M1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450" meta:character-count="2511" meta:non-whitespace-character-count="2091"/>
  </office:meta>
</office:document-meta>
</file>